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2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0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Calibri2"/>
    </style:style>
    <style:style style:name="P24" style:family="paragraph" style:parent-style-name="Standard">
      <style:text-properties fo:color="#0070c0" style:font-name="Calibri2" fo:font-size="9pt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28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29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1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2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4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5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text-properties style:font-name="Calibri2" fo:font-size="10pt" style:font-size-asian="10pt" style:font-size-complex="10pt"/>
    </style:style>
    <style:style style:name="P37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38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39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UrbanBody_20_">
      <style:text-properties style:font-name="Calibri2" fo:font-size="4pt" style:font-size-asian="3.5pt" style:font-size-complex="4pt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46" style:family="paragraph" style:parent-style-name="UrbanBody_20_">
      <style:text-properties style:font-name="Calibri2" fo:font-size="9.5pt" style:font-size-asian="9.5pt" style:font-size-complex="9.5pt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48" style:family="paragraph" style:parent-style-name="UrbanBody_20_">
      <style:text-properties style:font-name="Calibri2" fo:font-size="9pt" style:font-size-asian="9pt" style:font-size-complex="9pt"/>
    </style:style>
    <style:style style:name="P49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1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5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56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57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58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59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0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1" style:family="paragraph" style:parent-style-name="UrbanTitle">
      <style:paragraph-properties fo:break-before="page"/>
      <style:text-properties style:font-name="Calibri2" fo:font-size="12pt" style:text-underline-style="none" style:font-size-asian="12pt" style:font-size-complex="12pt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8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29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0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2" style:font-size-complex="9.5pt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loext:char-shading-value="0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7" style:family="text">
      <style:text-properties fo:color="#00b050"/>
    </style:style>
    <style:style style:name="T48" style:family="text">
      <style:text-properties fo:color="#00b050" fo:font-weight="bold" style:font-weight-asian="bold"/>
    </style:style>
    <style:style style:name="T49" style:family="text">
      <style:text-properties fo:color="#00b050" style:text-underline-style="solid" style:text-underline-width="auto" style:text-underline-color="font-color"/>
    </style:style>
    <style:style style:name="T50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1" style:family="text">
      <style:text-properties fo:color="#00b050" fo:font-style="normal" fo:font-weight="bold" style:font-style-asian="normal" style:font-weight-asian="bold" style:font-style-complex="normal"/>
    </style:style>
    <style:style style:name="T52" style:family="text">
      <style:text-properties fo:color="#00b050" style:text-underline-style="none"/>
    </style:style>
    <style:style style:name="T53" style:family="text">
      <style:text-properties fo:color="#00b050" style:text-underline-style="none" fo:font-weight="bold" style:font-weight-asian="bold"/>
    </style:style>
    <style:style style:name="T54" style:family="text">
      <style:text-properties fo:color="#00b050" fo:font-style="italic" style:font-style-asian="italic"/>
    </style:style>
    <style:style style:name="T55" style:family="text">
      <style:text-properties fo:color="#0070c0"/>
    </style:style>
    <style:style style:name="T56" style:family="text">
      <style:text-properties fo:color="#0070c0" style:text-underline-style="solid" style:text-underline-width="auto" style:text-underline-color="font-color"/>
    </style:style>
    <style:style style:name="T57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8" style:family="text">
      <style:text-properties fo:color="#0070c0" fo:font-weight="bold" style:font-weight-asian="bold"/>
    </style:style>
    <style:style style:name="T59" style:family="text">
      <style:text-properties fo:color="#0070c0" fo:font-style="italic" style:font-style-asian="italic"/>
    </style:style>
    <style:style style:name="T60" style:family="text">
      <style:text-properties fo:color="#0070c0" fo:font-weight="normal" style:font-weight-asian="normal" style:font-weight-complex="normal"/>
    </style:style>
    <style:style style:name="T61" style:family="text">
      <style:text-properties fo:color="#e36c0a"/>
    </style:style>
    <style:style style:name="T62" style:family="text">
      <style:text-properties fo:color="#e36c0a" fo:font-weight="bold" style:font-weight-asian="bold"/>
    </style:style>
    <style:style style:name="T63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5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1"><draw:control text:anchor-type="as-char" svg:y="-0.302cm" draw:z-index="71" draw:style-name="gr2" draw:text-style-name="P63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1"><draw:control text:anchor-type="as-char" svg:y="-0.302cm" draw:z-index="70" draw:style-name="gr2" draw:text-style-name="P63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1"><draw:control text:anchor-type="as-char" svg:y="-0.302cm" draw:z-index="72" draw:style-name="gr2" draw:text-style-name="P63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8"><office:annotation><dc:creator>Auteur inconnu</dc:creator><dc:date>2017-05-16T10:02:36</dc:date><text:p text:style-name="P62"><text:span text:style-name="T65">do text if not licence_helper.prorogation</text:span></text:p></office:annotation></text:span><text:span text:style-name="T48"><draw:control text:anchor-type="as-char" svg:y="-0.302cm" draw:z-index="92" draw:style-name="gr2" draw:text-style-name="P63" svg:width="0.331cm" svg:height="0.32cm" draw:control="control93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2"><text:span text:style-name="T65">do text if licence_helper.prorogation</text:span></text:p></office:annotation></text:span><text:span text:style-name="T51"><draw:control text:anchor-type="as-char" svg:y="-0.302cm" draw:z-index="91" draw:style-name="gr2" draw:text-style-name="P63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2">N.B. : un « primo dossier » avait déjà été envoyé : <draw:control text:anchor-type="as-char" svg:y="-0.302cm" draw:z-index="89" draw:style-name="gr2" draw:text-style-name="P63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3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48"><office:annotation><dc:creator>Auteur inconnu</dc:creator><dc:date>2017-05-16T10:02:36</dc:date><text:p text:style-name="P62"><text:span text:style-name="T65">do text if not licence_helper.folderCategory.count('UCP')</text:span></text:p></office:annotation></text:span><text:span text:style-name="T48"><draw:control text:anchor-type="as-char" svg:y="-0.302cm" draw:z-index="53" draw:style-name="gr2" draw:text-style-name="P63" svg:width="0.331cm" svg:height="0.32cm" draw:control="control54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2"><text:span text:style-name="T65">do text if licence_helper.folderCategory.count('UCP')</text:span></text:p></office:annotation></text:span><text:span text:style-name="T50"><draw:control text:anchor-type="as-char" svg:y="-0.302cm" draw:z-index="85" draw:style-name="gr2" draw:text-style-name="P63" svg:width="0.331cm" svg:height="0.32cm" draw:control="control86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text:anchor-type="as-char" svg:y="-0.302cm" draw:z-index="52" draw:style-name="gr2" draw:text-style-name="P63" svg:width="0.331cm" svg:height="0.32cm" draw:control="control53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text:anchor-type="as-char" svg:y="-0.302cm" draw:z-index="54" draw:style-name="gr2" draw:text-style-name="P63" svg:width="0.331cm" svg:height="0.32cm" draw:control="control55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text:anchor-type="as-char" svg:y="-0.302cm" draw:z-index="55" draw:style-name="gr2" draw:text-style-name="P63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3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3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3" svg:width="0.331cm" svg:height="0.32cm" draw:control="control59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text:anchor-type="as-char" svg:y="-0.302cm" draw:z-index="59" draw:style-name="gr2" draw:text-style-name="P63" svg:width="0.331cm" svg:height="0.32cm" draw:control="control60"/></text:span><text:span text:style-name="T62"><text:s/>PIC/PIUR</text:span><text:span text:style-name="T61"> : avec Urbanisme se</text:span></text:p>
            <text:p text:style-name="P8"><text:span text:style-name="T62"><draw:control text:anchor-type="as-char" svg:y="-0.302cm" draw:z-index="60" draw:style-name="gr2" draw:text-style-name="P63" svg:width="0.331cm" svg:height="0.32cm" draw:control="control61"/></text:span><text:span text:style-name="T62"><text:s/>PIC/PIEN</text:span><text:span text:style-name="T61"> : avec Environnement seul </text:span></text:p>
            <text:p text:style-name="P8"><text:span text:style-name="T61"><draw:control text:anchor-type="as-char" svg:y="-0.302cm" draw:z-index="61" draw:style-name="gr2" draw:text-style-name="P63" svg:width="0.331cm" svg:height="0.32cm" draw:control="control62"/></text:span><text:span text:style-name="T61"><text:s/></text:span><text:span text:style-name="T62">PIC/PIUN </text:span><text:span text:style-name="T61">: Unique (= Urba.+ Envir.)</text:span></text:p>
          </table:table-cell>
          <table:table-cell table:style-name="Tableau10.B1" office:value-type="string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2"><text:span text:style-name="T65">do text if not licence_helper.folderCategory.count('UCO:')</text:span></text:p></office:annotation><draw:control text:anchor-type="as-char" svg:y="-0.302cm" draw:z-index="62" draw:style-name="gr2" draw:text-style-name="P63" svg:width="0.331cm" svg:height="0.32cm" draw:control="control63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2"><text:span text:style-name="T65">do text if licence_helper.folderCategory.count('UCO:')</text:span></text:p></office:annotation></text:span><text:span text:style-name="T55"><draw:control text:anchor-type="as-char" svg:y="-0.302cm" draw:z-index="80" draw:style-name="gr2" draw:text-style-name="P63" svg:width="0.331cm" svg:height="0.32cm" draw:control="control81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2"><text:span text:style-name="T65">do text if not licence_helper.folderCategory.count('UCO/D')</text:span></text:p></office:annotation><draw:control text:anchor-type="as-char" svg:y="-0.302cm" draw:z-index="63" draw:style-name="gr2" draw:text-style-name="P63" svg:width="0.331cm" svg:height="0.32cm" draw:control="control64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2"><text:span text:style-name="T65">do text if licence_helper.folderCategory.count('UCO/D')</text:span></text:p></office:annotation></text:span><text:span text:style-name="T55"><draw:control text:anchor-type="as-char" svg:y="-0.302cm" draw:z-index="81" draw:style-name="gr2" draw:text-style-name="P63" svg:width="0.331cm" svg:height="0.32cm" draw:control="control82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text:anchor-type="as-char" svg:y="-0.302cm" draw:z-index="64" draw:style-name="gr2" draw:text-style-name="P63" svg:width="0.331cm" svg:height="0.32cm" draw:control="control65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7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2"><text:span text:style-name="T65">do text if not licence_helper.folderCategory.count('UCO/A')</text:span></text:p></office:annotation></text:span><text:span text:style-name="T8"><draw:control text:anchor-type="as-char" svg:y="-0.302cm" draw:z-index="65" draw:style-name="gr2" draw:text-style-name="P63" svg:width="0.331cm" svg:height="0.32cm" draw:control="control66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2"><text:span text:style-name="T65">do text if licence_helper.folderCategory.count('UCO/A')</text:span></text:p></office:annotation></text:span><text:span text:style-name="T8"><draw:control text:anchor-type="as-char" svg:y="-0.302cm" draw:z-index="82" draw:style-name="gr2" draw:text-style-name="P63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2"><text:span text:style-name="T65">do text if not licence_helper.folderCategory.count('UCO/PD')</text:span></text:p></office:annotation></text:span><text:span text:style-name="T8"><draw:control text:anchor-type="as-char" svg:y="-0.302cm" draw:z-index="66" draw:style-name="gr2" draw:text-style-name="P63" svg:width="0.331cm" svg:height="0.32cm" draw:control="control67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2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text:anchor-type="as-char" svg:y="-0.302cm" draw:z-index="83" draw:style-name="gr2" draw:text-style-name="P63" svg:width="0.331cm" svg:height="0.32cm" draw:control="control84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2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text:anchor-type="as-char" svg:y="-0.302cm" draw:z-index="67" draw:style-name="gr2" draw:text-style-name="P63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2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text:anchor-type="as-char" svg:y="-0.302cm" draw:z-index="84" draw:style-name="gr2" draw:text-style-name="P63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3" svg:width="0.331cm" svg:height="0.32cm" draw:control="control69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text:anchor-type="as-char" svg:y="-0.302cm" draw:z-index="69" draw:style-name="gr2" draw:text-style-name="P63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3">Demandeur </text:span>: nom, prénom</text:p>
          </table:table-cell>
          <table:table-cell table:style-name="Tableau11.B1" table:number-columns-spanned="6" office:value-type="string">
            <text:p text:style-name="P48"><text:text-input text:description="Situation des travaux">self.getApplicantsSignaletic()</text:text-input></text:p>
            <text:p text:style-name="P48"><text:text-input text:description="">self.getApplicants()[0].getAddress()</text:text-input></text:p>
            <text:p text:style-name="P59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3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48"><text:text-input text:description="Situation des travaux">self.getWorkLocationSignaletic()</text:text-input></text:p>
            <text:p text:style-name="P48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3">OBJET</text:span> de la demande : </text:p>
          </table:table-cell>
          <table:table-cell table:style-name="Tableau11.B2" table:number-columns-spanned="6" office:value-type="string">
            <text:p text:style-name="P49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2">Auteur de projet</text:span> : nom</text:p>
          </table:table-cell>
          <table:table-cell table:style-name="Tableau11.B2" table:number-columns-spanned="6" office:value-type="string">
            <text:p text:style-name="P49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7"/>
            <text:p text:style-name="P17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30 jours' in licence_helper.annoncedDelay</text:span></text:p></office:annotation><text:span text:style-name="T6"><draw:control text:anchor-type="as-char" draw:z-index="86" draw:style-name="gr1" draw:text-style-name="P63" svg:width="0.447cm" svg:height="0.399cm" draw:control="control87"/></text:span><text:s/>30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75 jours' in licence_helper.annoncedDelay</text:span></text:p></office:annotation><text:span text:style-name="T6"><draw:control text:anchor-type="as-char" draw:z-index="87" draw:style-name="gr1" draw:text-style-name="P63" svg:width="0.447cm" svg:height="0.399cm" draw:control="control88"/></text:span><text:s/>75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115 jours' in licence_helper.annoncedDelay</text:span></text:p></office:annotation><text:span text:style-name="T6"><draw:control text:anchor-type="as-char" draw:z-index="88" draw:style-name="gr1" draw:text-style-name="P63" svg:width="0.447cm" svg:height="0.399cm" draw:control="control89"/></text:span><text:s/>115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9" draw:style-name="gr1" draw:text-style-name="P63" svg:width="0.447cm" svg:height="0.399cm" draw:control="control100"/></text:span><text:s/>30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100" draw:style-name="gr1" draw:text-style-name="P63" svg:width="0.447cm" svg:height="0.399cm" draw:control="control101"/></text:span><text:s/>75 jours</text:p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8" draw:style-name="gr1" draw:text-style-name="P63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5"/>
            <text:p text:style-name="P16"><text:span text:style-name="T48"><office:annotation><dc:creator>Auteur inconnu</dc:creator><dc:date>2017-05-16T10:02:36</dc:date><text:p text:style-name="P62"><text:span text:style-name="T65">do text if not licence_helper.prorogation</text:span></text:p></office:annotation></text:span><text:span text:style-name="T48"><draw:control text:anchor-type="as-char" svg:y="-0.302cm" draw:z-index="97" draw:style-name="gr2" draw:text-style-name="P63" svg:width="0.331cm" svg:height="0.32cm" draw:control="control98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2"><text:span text:style-name="T65">do text if licence_helper.prorogation</text:span></text:p></office:annotation></text:span><text:span text:style-name="T51"><draw:control text:anchor-type="as-char" svg:y="-0.302cm" draw:z-index="93" draw:style-name="gr2" draw:text-style-name="P63" svg:width="0.331cm" svg:height="0.32cm" draw:control="control94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5" draw:style-name="gr1" draw:text-style-name="P63" svg:width="0.447cm" svg:height="0.399cm" draw:control="control96"/></text:span><text:s/>60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96" draw:style-name="gr1" draw:text-style-name="P63" svg:width="0.447cm" svg:height="0.399cm" draw:control="control97"/></text:span><text:s/>105 jours</text:p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4" draw:style-name="gr1" draw:text-style-name="P63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2">Zonage au plan de secteur</text:p>
          </table:table-cell>
          <table:table-cell table:style-name="Tableau11.B2" table:number-columns-spanned="6" office:value-type="string">
            <text:p text:style-name="P48"><office:annotation><dc:creator>sde </dc:creator><dc:date>2011-08-04T13:57:24</dc:date><text:p text:style-name="P62"><text:span text:style-name="T68">do row for folderZoneValue in self.getValuesForTemplate('folderZone')</text:span></text:p></office:annotation><draw:control text:anchor-type="as-char" draw:z-index="105" draw:style-name="gr1" draw:text-style-name="P63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4">Avec <text:span text:style-name="T42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58"><office:annotation><dc:creator>Auteur inconnu</dc:creator><dc:date>2017-05-16T15:03:23</dc:date><text:p text:style-name="P62"><text:span text:style-name="T65">do text if not licence_helper.divergence</text:span></text:p></office:annotation><draw:control text:anchor-type="as-char" draw:z-index="126" draw:style-name="gr1" draw:text-style-name="P63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0"><office:annotation><dc:creator>Auteur inconnu</dc:creator><dc:date>2017-05-16T15:02:40</dc:date><text:p text:style-name="P62"><text:span text:style-name="T65">do text if licence_helper.divergence</text:span></text:p></office:annotation><draw:control text:anchor-type="as-char" draw:z-index="127" draw:style-name="gr1" draw:text-style-name="P63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58"><office:annotation><dc:creator>Auteur inconnu</dc:creator><dc:date>2017-05-16T15:03:23</dc:date><text:p text:style-name="P62"><text:span text:style-name="T65">do text if not licence_helper.derogation</text:span></text:p></office:annotation><draw:control text:anchor-type="as-char" draw:z-index="128" draw:style-name="gr1" draw:text-style-name="P63" svg:width="0.447cm" svg:height="0.399cm" draw:control="control129"/>DEROGATION</text:p>
                  <text:p text:style-name="P58"><office:annotation><dc:creator>Auteur inconnu</dc:creator><dc:date>2017-05-16T15:03:23</dc:date><text:p text:style-name="P62"><text:span text:style-name="T65">do text if <text:s/>licence_helper.derogation</text:span></text:p></office:annotation><draw:control text:anchor-type="as-char" draw:z-index="129" draw:style-name="gr1" draw:text-style-name="P63" svg:width="0.447cm" svg:height="0.399cm" draw:control="control130"/>DEROGATION</text:p>
                </table:table-cell>
              </table:table-row>
            </table:table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not 'Ann' in licence_helper.inquiry_type</text:span></text:p></office:annotation></text:span><text:span text:style-name="T10"><draw:control text:anchor-type="as-char" draw:z-index="104" draw:style-name="gr1" draw:text-style-name="P63" svg:width="0.447cm" svg:height="0.399cm" draw:control="control105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2"><text:span text:style-name="T65">do </text:span><text:span text:style-name="T70">text</text:span><text:span text:style-name="T65"> if 'Ann' in licence_helper.inquiry_type</text:span></text:p></office:annotation></text:span><text:span text:style-name="T41"><draw:control text:anchor-type="as-char" draw:z-index="103" draw:style-name="gr1" draw:text-style-name="P63" svg:width="0.447cm" svg:height="0.399cm" draw:control="control104"/></text:span><text:span text:style-name="T41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not 'Enq' in licence_helper.inquiry_type</text:span></text:p></office:annotation></text:span><text:span text:style-name="T10"><draw:control text:anchor-type="as-char" draw:z-index="102" draw:style-name="gr1" draw:text-style-name="P63" svg:width="0.447cm" svg:height="0.399cm" draw:control="control103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2"><text:span text:style-name="T65">do </text:span><text:span text:style-name="T70">text</text:span><text:span text:style-name="T65"> if 'Enq' in licence_helper.inquiry_type</text:span></text:p></office:annotation></text:span><text:span text:style-name="T41"><draw:control text:anchor-type="as-char" draw:z-index="101" draw:style-name="gr1" draw:text-style-name="P63" svg:width="0.447cm" svg:height="0.399cm" draw:control="control102"/></text:span><text:span text:style-name="T41"><text:s/>ENQUETE PUBLIQUE</text:span></text:p>
          </table:table-cell>
          <table:covered-table-cell/>
          <table:table-cell table:style-name="Tableau11.B7" office:value-type="string">
            <text:p text:style-name="P7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3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2">Equipement de la voirie</text:p>
            <text:p text:style-name="P22">Type de voirie : <text:span text:style-name="T45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0"><office:annotation><dc:creator>Ngaha </dc:creator><dc:date>2015-06-16T14:05:28</dc:date><text:p text:style-name="P62"><text:span text:style-name="T65">do text if not licence_helper.roadCoating</text:span></text:p></office:annotation><draw:control text:anchor-type="as-char" draw:z-index="109" draw:style-name="gr1" draw:text-style-name="P63" svg:width="0.447cm" svg:height="0.399cm" draw:control="control110"/>revêtement en </text:p>
                  <text:p text:style-name="P50"><office:annotation><dc:creator>Ngaha </dc:creator><dc:date>2015-06-16T14:04:23</dc:date><text:p text:style-name="P62"><text:span text:style-name="T65">do text if licence_helper.roadCoating</text:span></text:p></office:annotation><draw:control text:anchor-type="as-char" draw:z-index="108" draw:style-name="gr1" draw:text-style-name="P63" svg:width="0.447cm" svg:height="0.399cm" draw:control="control109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0"><office:annotation><dc:creator>Ngaha </dc:creator><dc:date>2015-06-16T13:40:43</dc:date><text:p text:style-name="P62"><text:span text:style-name="T67">do text if not self.roadEquipments.__str__().count(u"'eau'")</text:span></text:p></office:annotation><draw:control text:anchor-type="as-char" draw:z-index="110" draw:style-name="gr1" draw:text-style-name="P63" svg:width="0.447cm" svg:height="0.399cm" draw:control="control111"/>eau</text:p>
                  <text:p text:style-name="P50"><office:annotation><dc:creator>Ngaha </dc:creator><dc:date>2015-06-16T13:41:59</dc:date><text:p text:style-name="P62"><text:span text:style-name="T65">do text if self.roadEquipments.__str__().count(u"'eau'")</text:span></text:p></office:annotation><draw:control text:anchor-type="as-char" draw:z-index="111" draw:style-name="gr1" draw:text-style-name="P63" svg:width="0.447cm" svg:height="0.399cm" draw:control="control112"/>eau</text:p>
                </table:table-cell>
                <table:table-cell table:style-name="Tableau14.A1" office:value-type="string">
                  <text:p text:style-name="P50"><office:annotation><dc:creator>Ngaha </dc:creator><dc:date>2015-06-16T14:04:05</dc:date><text:p text:style-name="P62"><text:span text:style-name="T65">do text if not self.roadEquipments.__str__().count(u"'electricite'")</text:span></text:p></office:annotation><draw:control text:anchor-type="as-char" draw:z-index="112" draw:style-name="gr1" draw:text-style-name="P63" svg:width="0.447cm" svg:height="0.399cm" draw:control="control113"/>électricité</text:p>
                  <text:p text:style-name="P50"><office:annotation><dc:creator>Ngaha </dc:creator><dc:date>2015-06-16T13:42:53</dc:date><text:p text:style-name="P62"><text:span text:style-name="T65">do text if self.roadEquipments.__str__().count(u"'electricite'")</text:span></text:p></office:annotation><draw:control text:anchor-type="as-char" draw:z-index="113" draw:style-name="gr1" draw:text-style-name="P63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0"><office:annotation><dc:creator>Ngaha </dc:creator><dc:date>2015-06-16T14:07:58</dc:date><text:p text:style-name="P62"><text:span text:style-name="T65">do text if not self.roadEquipments.__str__().count(u"'epuration'")</text:span></text:p></office:annotation><draw:control text:anchor-type="as-char" draw:z-index="115" draw:style-name="gr1" draw:text-style-name="P63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0"><office:annotation><dc:creator>Ngaha </dc:creator><dc:date>2015-06-16T14:06:11</dc:date><text:p text:style-name="P62"><text:span text:style-name="T65">do text if self.roadEquipments.__str__().count(u"'epuration'")</text:span></text:p></office:annotation><draw:control text:anchor-type="as-char" draw:z-index="114" draw:style-name="gr1" draw:text-style-name="P63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0"><office:annotation><dc:creator>Ngaha </dc:creator><dc:date>2015-06-16T14:14:11</dc:date><text:p text:style-name="P62"><text:span text:style-name="T65">do text if not self.roadEquipments.__str__().count(u"'pascollecteeaux'")</text:span></text:p></office:annotation><draw:control text:anchor-type="as-char" draw:z-index="116" draw:style-name="gr1" draw:text-style-name="P63" svg:width="0.447cm" svg:height="0.399cm" draw:control="control117"/>pas d'égout</text:p>
                  <text:p text:style-name="P50"><office:annotation><dc:creator>Ngaha </dc:creator><dc:date>2015-06-16T14:13:36</dc:date><text:p text:style-name="P62"><text:span text:style-name="T65">do text if self.roadEquipments.__str__().count(u"'pascollecteeaux'")</text:span></text:p></office:annotation><draw:control text:anchor-type="as-char" draw:z-index="117" draw:style-name="gr1" draw:text-style-name="P63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0">Situation au PASH :</text:p>
                  <text:p text:style-name="P50"><office:annotation><dc:creator>Ngaha </dc:creator><dc:date>2016-04-14T13:45:55</dc:date><text:p text:style-name="P62"><text:span text:style-name="T65">do text if self.getPash().__str__().count('collective')</text:span></text:p></office:annotation>Assainissement collectif</text:p>
                  <text:p text:style-name="P50"><office:annotation><dc:creator>Ngaha </dc:creator><dc:date>2016-04-14T13:49:38</dc:date><text:p text:style-name="P62"><text:span text:style-name="T65">do text if self.getPash().__str__().count('transitoire')</text:span></text:p></office:annotation>Assainissement transitoire</text:p>
                  <text:p text:style-name="P50"><office:annotation><dc:creator>Ngaha </dc:creator><dc:date>2016-04-14T13:50:03</dc:date><text:p text:style-name="P62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7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7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0"><office:annotation><dc:creator>Ngaha </dc:creator><dc:date>2015-06-09T11:30:15</dc:date><text:p text:style-name="P62"><text:span text:style-name="T65">do text if not 'class' in licence_helper.protectedBuilding</text:span></text:p></office:annotation><draw:control text:anchor-type="as-char" draw:z-index="119" draw:style-name="gr1" draw:text-style-name="P63" svg:width="0.447cm" svg:height="0.399cm" draw:control="control120"/>classé ou assimilé</text:p>
                  <text:p text:style-name="P50"><office:annotation><dc:creator>Ngaha </dc:creator><dc:date>2015-06-09T11:30:31</dc:date><text:p text:style-name="P62"><text:span text:style-name="T65">do text if <text:s/>'class' in licence_helper.protectedBuilding</text:span></text:p></office:annotation><draw:control text:anchor-type="as-char" draw:z-index="118" draw:style-name="gr1" draw:text-style-name="P63" svg:width="0.447cm" svg:height="0.399cm" draw:control="control119"/>classé ou assimilé</text:p>
                </table:table-cell>
                <table:table-cell table:style-name="Tableau15.A1" office:value-type="string">
                  <text:p text:style-name="P53"><office:annotation><dc:creator>Ngaha </dc:creator><dc:date>2015-06-09T11:31:08</dc:date><text:p text:style-name="P62"><text:span text:style-name="T65">do text if not 'zone de protection' in licence_helper.protectedBuilding</text:span></text:p></office:annotation><draw:control text:anchor-type="as-char" draw:z-index="121" draw:style-name="gr1" draw:text-style-name="P63" svg:width="0.447cm" svg:height="0.399cm" draw:control="control122"/>zone de protection</text:p>
                  <text:p text:style-name="P53"><office:annotation><dc:creator>Ngaha </dc:creator><dc:date>2015-06-09T11:32:40</dc:date><text:p text:style-name="P62"><text:span text:style-name="T65">do text if 'zone de protection' in licence_helper.protectedBuilding</text:span></text:p></office:annotation><draw:control text:anchor-type="as-char" draw:z-index="120" draw:style-name="gr1" draw:text-style-name="P63" svg:width="0.447cm" svg:height="0.399cm" draw:control="control121"/>zone de protection</text:p>
                </table:table-cell>
                <table:table-cell table:style-name="Tableau15.A1" office:value-type="string">
                  <text:p text:style-name="P53"><office:annotation><dc:creator>Ngaha </dc:creator><dc:date>2015-06-09T11:33:01</dc:date><text:p text:style-name="P62"><text:span text:style-name="T65">do text if not <text:s/>u"repris \xe0 l'inventaire" in licence_helper.protectedBuilding</text:span></text:p></office:annotation><draw:control text:anchor-type="as-char" draw:z-index="122" draw:style-name="gr1" draw:text-style-name="P63" svg:width="0.447cm" svg:height="0.399cm" draw:control="control123"/>repris à l'inventaire</text:p>
                  <text:p text:style-name="P53"><office:annotation><dc:creator>Ngaha </dc:creator><dc:date>2015-06-09T11:34:20</dc:date><text:p text:style-name="P62"><text:span text:style-name="T65">do text if <text:s/>u"repris \xe0 l'inventaire" in licence_helper.protectedBuilding</text:span></text:p></office:annotation><draw:control text:anchor-type="as-char" draw:z-index="123" draw:style-name="gr1" draw:text-style-name="P63" svg:width="0.447cm" svg:height="0.399cm" draw:control="control124"/>repris à l'inventaire</text:p>
                </table:table-cell>
                <table:table-cell table:style-name="Tableau15.A1" office:value-type="string">
                  <text:p text:style-name="P53"><office:annotation><dc:creator>Ngaha </dc:creator><dc:date>2015-06-09T11:34:36</dc:date><text:p text:style-name="P62"><text:span text:style-name="T65">do text if not u"\xe0 l'Atlas arch\xe9ologique" in licence_helper.protectedBuilding</text:span></text:p></office:annotation><draw:control text:anchor-type="as-char" draw:z-index="124" draw:style-name="gr1" draw:text-style-name="P63" svg:width="0.447cm" svg:height="0.399cm" draw:control="control125"/>à l'atlas archéologique</text:p>
                  <text:p text:style-name="P53"><office:annotation><dc:creator>Ngaha </dc:creator><dc:date>2015-06-09T11:35:34</dc:date><text:p text:style-name="P62"><text:span text:style-name="T65">do text if u"\xe0 l'Atlas arch\xe9ologique" in licence_helper.protectedBuilding</text:span></text:p></office:annotation><draw:control text:anchor-type="as-char" draw:z-index="125" draw:style-name="gr1" draw:text-style-name="P63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6"><office:annotation><dc:creator>Ngaha </dc:creator><dc:date>2015-06-16T16:27:23</dc:date><text:p text:style-name="P62"><text:span text:style-name="T67">do text if not self.impactStudy</text:span></text:p></office:annotation><draw:control text:anchor-type="as-char" draw:z-index="107" draw:style-name="gr1" draw:text-style-name="P63" svg:width="0.447cm" svg:height="0.399cm" draw:control="control108"/>oui (ne concerne PAS la notice dévaluation préalable des incidences, toujours nécessaire)</text:p>
            <text:p text:style-name="P36"><office:annotation><dc:creator>Ngaha </dc:creator><dc:date>2015-06-16T16:30:24</dc:date><text:p text:style-name="P62"><text:span text:style-name="T65">do text if self.impactStudy</text:span></text:p></office:annotation><draw:control text:anchor-type="as-char" draw:z-index="106" draw:style-name="gr1" draw:text-style-name="P63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3" svg:width="0.447cm" svg:height="0.399cm" draw:control="control77"/>favorable <text:s text:c="3"/><text:bookmark text:name="Unknown55"/><draw:control text:anchor-type="as-char" draw:z-index="75" draw:style-name="gr1" draw:text-style-name="P63" svg:width="0.447cm" svg:height="0.399cm" draw:control="control76"/>favorable conditionnel <text:s text:c="4"/><text:bookmark text:name="Unknown56"/><draw:control text:anchor-type="as-char" draw:z-index="74" draw:style-name="gr1" draw:text-style-name="P63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0"><text:bookmark text:name="Unknown57"/><draw:control text:anchor-type="as-char" draw:z-index="77" draw:style-name="gr1" draw:text-style-name="P63" svg:width="0.447cm" svg:height="0.399cm" draw:control="control78"/>du <text:s/>…………………… <text:s text:c="5"/><text:bookmark text:name="Unknown58"/><draw:control text:anchor-type="as-char" draw:z-index="79" draw:style-name="gr1" draw:text-style-name="P63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1"><draw:control text:anchor-type="as-char" draw:z-index="78" draw:style-name="gr1" draw:text-style-name="P63" svg:width="0.447cm" svg:height="0.399cm" draw:control="control79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2"><office:annotation><dc:creator>Gauthier Bastien</dc:creator><dc:date>2011-01-13T14:56:41</dc:date><text:p text:style-name="P62"><text:span text:style-name="T66">do text</text:span></text:p><text:p text:style-name="P62"><text:span text:style-name="T66">from document(at=signatures, format='odt')</text:span></text:p></office:annotation>Import depuis signatures.odt</text:p>
      <text:p text:style-name="P28"/>
      <text:p text:style-name="P28"/>
      <text:p text:style-name="P61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1"/>
          </table:table-cell>
          <table:covered-table-cell/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3" table:number-columns-spanned="2" office:value-type="string">
            <text:p text:style-name="P34"/>
          </table:table-cell>
          <table:covered-table-cell/>
        </table:table-row>
      </table:table>
      <text:p text:style-name="P4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<office:annotation><dc:creator>Ngaha </dc:creator><dc:date>2015-06-08T13:37:51</dc:date><text:p text:style-name="P62"><text:span text:style-name="T67">do text if not self.getValueForTemplate('folderCategory').count('UCO')</text:span></text:p></office:annotation><draw:control text:anchor-type="as-char" draw:z-index="1" draw:style-name="gr1" draw:text-style-name="P63" svg:width="0.447cm" svg:height="0.399cm" draw:control="control2"/><text:span text:style-name="T6">DUP :</text:span> déclaration Urbanistique Préalable</text:p>
            <text:p text:style-name="P33"><office:annotation><dc:creator>Ngaha </dc:creator><dc:date>2015-06-08T13:43:27</dc:date><text:p text:style-name="P62"><text:span text:style-name="T65">do text if not self.getValueForTemplate('folderCategory').count('UCO')</text:span></text:p></office:annotation><draw:control text:anchor-type="as-char" draw:z-index="16" draw:style-name="gr1" draw:text-style-name="P63" svg:width="0.447cm" svg:height="0.399cm" draw:control="control17"/><text:span text:style-name="T6">DUP :</text:span> déclaration Urbanistique Préalable</text:p>
            <text:p text:style-name="P33"><office:annotation><dc:creator>Ngaha </dc:creator><dc:date>2015-06-08T14:03:02</dc:date><text:p text:style-name="P62"><text:span text:style-name="T65">do text if not self.getValueForTemplate('folderCategory').startswith('CU1')</text:span></text:p></office:annotation><draw:control text:anchor-type="as-char" draw:z-index="2" draw:style-name="gr1" draw:text-style-name="P63" svg:width="0.447cm" svg:height="0.399cm" draw:control="control3"/><text:span text:style-name="T6">CU1 :</text:span> certificat d'urbanisme n°1</text:p>
            <text:p text:style-name="P33"><office:annotation><dc:creator>Ngaha </dc:creator><dc:date>2015-06-08T14:03:42</dc:date><text:p text:style-name="P62"><text:span text:style-name="T65">do text if self.getValueForTemplate('folderCategory').startswith('CU1')</text:span></text:p></office:annotation><draw:control text:anchor-type="as-char" draw:z-index="19" draw:style-name="gr1" draw:text-style-name="P63" svg:width="0.447cm" svg:height="0.399cm" draw:control="control20"/><text:span text:style-name="T6">CU1 :</text:span> certificat d'urbanisme n°1</text:p>
            <text:p text:style-name="P33"><office:annotation><dc:creator>Ngaha </dc:creator><dc:date>2015-06-08T14:04:17</dc:date><text:p text:style-name="P62"><text:span text:style-name="T65">do text if not self.getValueForTemplate('folderCategory').startswith('CU2')</text:span></text:p></office:annotation><draw:control text:anchor-type="as-char" draw:z-index="3" draw:style-name="gr1" draw:text-style-name="P63" svg:width="0.447cm" svg:height="0.399cm" draw:control="control4"/><text:span text:style-name="T6">CU2 :</text:span> certificat d'urbanisme n°2</text:p>
            <text:p text:style-name="P33"><office:annotation><dc:creator>Ngaha </dc:creator><dc:date>2015-06-08T14:04:46</dc:date><text:p text:style-name="P62"><text:span text:style-name="T65">do text if self.getValueForTemplate('folderCategory').startswith('CU2')</text:span></text:p></office:annotation><draw:control text:anchor-type="as-char" draw:z-index="20" draw:style-name="gr1" draw:text-style-name="P63" svg:width="0.447cm" svg:height="0.399cm" draw:control="control21"/><text:span text:style-name="T6">CU2 :</text:span> certificat d'urbanisme n°2</text:p>
            <text:p text:style-name="P33"><office:annotation><dc:creator>Ngaha </dc:creator><dc:date>2015-06-08T14:05:06</dc:date><text:p text:style-name="P62"><text:span text:style-name="T65">do text if not self.getValueForTemplate('folderCategory').startswith('PU')</text:span></text:p></office:annotation><draw:control text:anchor-type="as-char" draw:z-index="4" draw:style-name="gr1" draw:text-style-name="P63" svg:width="0.447cm" svg:height="0.399cm" draw:control="control5"/><text:span text:style-name="T6">PU :</text:span> demande de permis unique</text:p>
            <text:p text:style-name="P31"><text:span text:style-name="T10"><office:annotation><dc:creator>Ngaha </dc:creator><dc:date>2015-06-08T14:05:32</dc:date><text:p text:style-name="P62"><text:span text:style-name="T65">do text if self.getValueForTemplate('folderCategory').startswith('PU')</text:span></text:p></office:annotation></text:span><text:span text:style-name="T10"><draw:control text:anchor-type="as-char" draw:z-index="21" draw:style-name="gr1" draw:text-style-name="P63" svg:width="0.447cm" svg:height="0.399cm" draw:control="control22"/></text:span>PU :<text:span text:style-name="T10"> demande de permis unique</text:span></text:p>
            <text:p text:style-name="P31"><office:annotation><dc:creator>Ngaha </dc:creator><dc:date>2015-06-08T14:05:50</dc:date><text:p text:style-name="P62"><text:span text:style-name="T65">do text if not self.getValueForTemplate('folderCategory').startswith('DIV')</text:span></text:p></office:annotation><draw:control text:anchor-type="as-char" draw:z-index="5" draw:style-name="gr1" draw:text-style-name="P63" svg:width="0.447cm" svg:height="0.399cm" draw:control="control6"/>DIV : <text:span text:style-name="T10">autre demande</text:span></text:p>
            <text:p text:style-name="P31"><text:span text:style-name="T10"><office:annotation><dc:creator>Ngaha </dc:creator><dc:date>2015-06-08T14:06:20</dc:date><text:p text:style-name="P62"><text:span text:style-name="T65">do text if self.getValueForTemplate('folderCategory').startswith('DIV')</text:span></text:p></office:annotation></text:span><text:span text:style-name="T10"><draw:control text:anchor-type="as-char" draw:z-index="22" draw:style-name="gr1" draw:text-style-name="P63" svg:width="0.447cm" svg:height="0.399cm" draw:control="control23"/></text:span>DIV <text:span text:style-name="T10">: autre demande</text:span></text:p>
            <text:p text:style-name="P31"><office:annotation><dc:creator>Ngaha </dc:creator><dc:date>2015-06-08T14:06:37</dc:date><text:p text:style-name="P62"><text:span text:style-name="T65">do text if not self.getValueForTemplate('folderCategory').startswith('UCP')</text:span></text:p></office:annotation><draw:control text:anchor-type="as-char" draw:z-index="6" draw:style-name="gr1" draw:text-style-name="P63" svg:width="0.447cm" svg:height="0.399cm" draw:control="control7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2"><text:span text:style-name="T65">do text if self.getValueForTemplate('folderCategory').startswith('UCP')</text:span></text:p></office:annotation></text:span><text:span text:style-name="T10"><draw:control text:anchor-type="as-char" draw:z-index="23" draw:style-name="gr1" draw:text-style-name="P63" svg:width="0.447cm" svg:height="0.399cm" draw:control="control24"/></text:span>UCP <text:span text:style-name="T10">: permis d'urbanisme à caractère public</text:span></text:p>
            <text:p text:style-name="P31"><office:annotation><dc:creator>Ngaha </dc:creator><dc:date>2015-06-08T14:08:42</dc:date><text:p text:style-name="P62"><text:span text:style-name="T65">do text if not self.getValueForTemplate('folderCategory').startswith('LCP')</text:span></text:p></office:annotation><draw:control text:anchor-type="as-char" draw:z-index="7" draw:style-name="gr1" draw:text-style-name="P63" svg:width="0.447cm" svg:height="0.399cm" draw:control="control8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2"><text:span text:style-name="T65">do text if self.getValueForTemplate('folderCategory').startswith('LCP')</text:span></text:p></office:annotation></text:span><text:span text:style-name="T10"><draw:control text:anchor-type="as-char" draw:z-index="24" draw:style-name="gr1" draw:text-style-name="P63" svg:width="0.447cm" svg:height="0.399cm" draw:control="control25"/></text:span>LCP <text:span text:style-name="T10">: permis d'urbanisation caractère public</text:span></text:p>
            <text:p text:style-name="P35"><text:span text:style-name="T36">PERMIS INTEGRE COMMERCIAL :</text:span> <text:s/><draw:control text:anchor-type="as-char" draw:z-index="48" draw:style-name="gr1" draw:text-style-name="P63" svg:width="0.447cm" svg:height="0.399cm" draw:control="control49"/><text:s/>PIUR : </text:p>
          </table:table-cell>
          <table:table-cell table:style-name="Tableau2.B1" office:value-type="string">
            <text:p text:style-name="P31"><text:span text:style-name="T10"><office:annotation><dc:creator>Ngaha </dc:creator><dc:date>2015-06-08T13:56:55</dc:date><text:p text:style-name="P62"><text:span text:style-name="T65">do text if not self.getValueForTemplate('folderCategory').startswith('UAP')</text:span></text:p></office:annotation></text:span><text:span text:style-name="T10"><draw:control text:anchor-type="as-char" draw:z-index="17" draw:style-name="gr1" draw:text-style-name="P63" svg:width="0.447cm" svg:height="0.399cm" draw:control="control18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2"><text:span text:style-name="T65">do text if self.getValueForTemplate('folderCategory').startswith('UAP')</text:span></text:p></office:annotation></text:span><text:span text:style-name="T10"><draw:control text:anchor-type="as-char" draw:z-index="18" draw:style-name="gr1" draw:text-style-name="P63" svg:width="0.447cm" svg:height="0.399cm" draw:control="control19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2"><text:span text:style-name="T65">do text if not self.getValueForTemplate('folderCategory').startswith('UDC ')</text:span></text:p></office:annotation><draw:control text:anchor-type="as-char" draw:z-index="8" draw:style-name="gr1" draw:text-style-name="P63" svg:width="0.447cm" svg:height="0.399cm" draw:control="control9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2"><text:span text:style-name="T65">do text if self.getValueForTemplate('folderCategory').startswith('UDC ')</text:span></text:p></office:annotation></text:span><text:span text:style-name="T10"><draw:control text:anchor-type="as-char" draw:z-index="25" draw:style-name="gr1" draw:text-style-name="P63" svg:width="0.447cm" svg:height="0.399cm" draw:control="control26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2"><text:span text:style-name="T65">do text if not self.getValueForTemplate('folderCategory').startswith('UDC/D')</text:span></text:p></office:annotation><draw:control text:anchor-type="as-char" draw:z-index="9" draw:style-name="gr1" draw:text-style-name="P63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2"><text:span text:style-name="T65">do text if self.getValueForTemplate('folderCategory').startswith('UDC/D')</text:span></text:p></office:annotation></text:span><text:span text:style-name="T13"><draw:control text:anchor-type="as-char" draw:z-index="26" draw:style-name="gr1" draw:text-style-name="P63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2"><text:span text:style-name="T65">do text if not self.getValueForTemplate('folderCategory').startswith('LAP')</text:span></text:p></office:annotation><draw:control text:anchor-type="as-char" draw:z-index="10" draw:style-name="gr1" draw:text-style-name="P63" svg:width="0.447cm" svg:height="0.399cm" draw:control="control11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2"><text:span text:style-name="T65">do text if self.getValueForTemplate('folderCategory').startswith('LAP')</text:span></text:p></office:annotation></text:span><text:span text:style-name="T10"><draw:control text:anchor-type="as-char" draw:z-index="27" draw:style-name="gr1" draw:text-style-name="P63" svg:width="0.447cm" svg:height="0.399cm" draw:control="control28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2"><text:span text:style-name="T65">do text if not self.getValueForTemplate('folderCategory').startswith('LAP/M')</text:span></text:p></office:annotation><draw:control text:anchor-type="as-char" draw:z-index="11" draw:style-name="gr1" draw:text-style-name="P63" svg:width="0.447cm" svg:height="0.399cm" draw:control="control12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2"><text:span text:style-name="T65">do text if self.getValueForTemplate('folderCategory').startswith('LAP/M')</text:span></text:p></office:annotation></text:span><text:span text:style-name="T10"><draw:control text:anchor-type="as-char" draw:z-index="28" draw:style-name="gr1" draw:text-style-name="P63" svg:width="0.447cm" svg:height="0.399cm" draw:control="control29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2"><text:span text:style-name="T65">do text if not self.getValueForTemplate('folderCategory').startswith('LLDC')</text:span></text:p></office:annotation><draw:control text:anchor-type="as-char" draw:z-index="12" draw:style-name="gr1" draw:text-style-name="P63" svg:width="0.447cm" svg:height="0.399cm" draw:control="control13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text:anchor-type="as-char" draw:z-index="29" draw:style-name="gr1" draw:text-style-name="P63" svg:width="0.447cm" svg:height="0.399cm" draw:control="control30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2"><text:span text:style-name="T65">do text if not self.getValueForTemplate('folderCategory').startswith('LLDC/M')</text:span></text:p></office:annotation><draw:control text:anchor-type="as-char" draw:z-index="13" draw:style-name="gr1" draw:text-style-name="P63" svg:width="0.447cm" svg:height="0.399cm" draw:control="control14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2"><text:span text:style-name="T65">do text if self.getValueForTemplate('folderCategory').startswith('LLDC/M')</text:span></text:p></office:annotation></text:span><text:span text:style-name="T10"><draw:control text:anchor-type="as-char" draw:z-index="30" draw:style-name="gr1" draw:text-style-name="P63" svg:width="0.447cm" svg:height="0.399cm" draw:control="control31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text:anchor-type="as-char" draw:z-index="49" draw:style-name="gr1" draw:text-style-name="P63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3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table:style-name="Tableau3.B1" table:number-columns-spanned="3" office:value-type="string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6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6"><text:text-input text:description="Situation des travaux">self.getWorkLocationSignaletic()</text:text-input></text:p>
            <text:p text:style-name="P36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3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9">Date de dépôt dossier <text:span text:style-name="T12">complet</text:span></text:p>
          </table:table-cell>
          <table:table-cell table:style-name="Tableau3.A2" office:value-type="string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2"><text:span text:style-name="T69">do text if urbanEventObj.getLastDeposit()</text:span></text:p></office:annotation></text:span></text:p>
          </table:table-cell>
          <table:table-cell table:style-name="Tableau3.C5" office:value-type="string">
            <text:p text:style-name="P36"><text:span text:style-name="T6">Délai de réponse annoncé :</text:span> <text:s text:c="3"/></text:p>
          </table:table-cell>
          <table:table-cell table:style-name="Tableau3.D5" office:value-type="string">
            <text:p text:style-name="P36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3">Autres dossiers connus sur le bien</text:p>
          </table:table-cell>
          <table:table-cell table:style-name="Tableau3.B8" table:number-columns-spanned="3" office:value-type="string">
            <text:p text:style-name="P36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7"><office:annotation><dc:creator>Ngaha </dc:creator><dc:date>2015-06-09T15:11:52</dc:date><text:p text:style-name="P62"><text:span text:style-name="T65">do text if not self.isInPCA</text:span></text:p></office:annotation><draw:control text:anchor-type="as-char" draw:z-index="31" draw:style-name="gr1" draw:text-style-name="P63" svg:width="0.447cm" svg:height="0.399cm" draw:control="control32"/>Un PCA de réf. : </text:p>
                  <text:p text:style-name="P37"><office:annotation><dc:creator>Ngaha </dc:creator><dc:date>2015-06-09T15:13:02</dc:date><text:p text:style-name="P62"><text:span text:style-name="T65">do text if self.isInPCA</text:span></text:p></office:annotation><draw:control text:anchor-type="as-char" draw:z-index="32" draw:style-name="gr1" draw:text-style-name="P63" svg:width="0.447cm" svg:height="0.399cm" draw:control="control33"/>Un PCA de réf. : </text:p>
                </table:table-cell>
                <table:table-cell table:style-name="Tableau6.A1" office:value-type="string">
                  <text:p text:style-name="P52"><office:annotation><dc:creator>Ngaha </dc:creator><dc:date>2015-06-09T16:08:21</dc:date><text:p text:style-name="P62"><text:span text:style-name="T65">do text</text:span></text:p><text:p text:style-name="P62"><text:span text:style-name="T65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7"><office:annotation><dc:creator>Ngaha </dc:creator><dc:date>2015-06-09T15:14:32</dc:date><text:p text:style-name="P62"><text:span text:style-name="T65">do text if not self.isInSubdivision</text:span></text:p></office:annotation><text:s/><draw:control text:anchor-type="as-char" draw:z-index="33" draw:style-name="gr1" draw:text-style-name="P63" svg:width="0.447cm" svg:height="0.399cm" draw:control="control34"/>un lotissement de réf. :</text:p>
                  <text:p text:style-name="P37"><office:annotation><dc:creator>Ngaha </dc:creator><dc:date>2015-06-09T15:15:29</dc:date><text:p text:style-name="P62"><text:span text:style-name="T65">do text if self.isInSubdivision</text:span></text:p></office:annotation><text:s/><draw:control text:anchor-type="as-char" draw:z-index="34" draw:style-name="gr1" draw:text-style-name="P63" svg:width="0.447cm" svg:height="0.399cm" draw:control="control35"/>un lotissement de réf. :</text:p>
                </table:table-cell>
                <table:table-cell table:style-name="Tableau6.A1" office:value-type="string">
                  <text:p text:style-name="P52"><office:annotation><dc:creator>Ngaha </dc:creator><dc:date>2015-06-09T16:12:51</dc:date><text:p text:style-name="P62"><text:span text:style-name="T65">do text</text:span></text:p><text:p text:style-name="P62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7"><office:annotation><dc:creator>Ngaha </dc:creator><dc:date>2015-06-16T10:23:07</dc:date><text:p text:style-name="P62"><text:span text:style-name="T65">do text if not self.getValueForTemplate('derogation').count(u'au Plan de secteur')</text:span></text:p></office:annotation><draw:control text:anchor-type="as-char" draw:z-index="39" draw:style-name="gr1" draw:text-style-name="P63" svg:width="0.447cm" svg:height="0.399cm" draw:control="control40"/>au plan de secteur</text:p>
                  <text:p text:style-name="P37"><office:annotation><dc:creator>Ngaha </dc:creator><dc:date>2015-06-16T10:25:27</dc:date><text:p text:style-name="P62"><text:span text:style-name="T65">do text if self.getValueForTemplate('derogation').count(u'au Plan de secteur')</text:span></text:p></office:annotation><draw:control text:anchor-type="as-char" draw:z-index="40" draw:style-name="gr1" draw:text-style-name="P63" svg:width="0.447cm" svg:height="0.399cm" draw:control="control41"/>au plan de secteur</text:p>
                </table:table-cell>
                <table:table-cell table:style-name="Tableau5.A1" office:value-type="string">
                  <text:p text:style-name="P37"><office:annotation><dc:creator>Ngaha </dc:creator><dc:date>2015-06-16T10:26:21</dc:date><text:p text:style-name="P62"><text:span text:style-name="T65">do text if not self.getValueForTemplate('derogation').count(u"au Plan Communal d'Am\xe9nagement")</text:span></text:p></office:annotation><draw:control text:anchor-type="as-char" draw:z-index="38" draw:style-name="gr1" draw:text-style-name="P63" svg:width="0.447cm" svg:height="0.399cm" draw:control="control39"/>au PCA.</text:p>
                  <text:p text:style-name="P37"><office:annotation><dc:creator>Ngaha </dc:creator><dc:date>2015-06-16T10:30:51</dc:date><text:p text:style-name="P62"><text:span text:style-name="T65">do text if self.getValueForTemplate('derogation').count(u"au Plan Communal d'Am\xe9nagement")</text:span></text:p></office:annotation><draw:control text:anchor-type="as-char" draw:z-index="41" draw:style-name="gr1" draw:text-style-name="P63" svg:width="0.447cm" svg:height="0.399cm" draw:control="control42"/>au PCA.</text:p>
                </table:table-cell>
                <table:table-cell table:style-name="Tableau5.A1" office:value-type="string">
                  <text:p text:style-name="P37"><office:annotation><dc:creator>Ngaha </dc:creator><dc:date>2015-06-16T10:34:32</dc:date><text:p text:style-name="P62"><text:span text:style-name="T65">do text if not self.getValueForTemplate('derogation').count(u"au Lotissement")</text:span></text:p></office:annotation><draw:control text:anchor-type="as-char" draw:z-index="37" draw:style-name="gr1" draw:text-style-name="P63" svg:width="0.447cm" svg:height="0.399cm" draw:control="control38"/>au lotissement</text:p>
                  <text:p text:style-name="P37"><office:annotation><dc:creator>Ngaha </dc:creator><dc:date>2015-06-16T10:35:59</dc:date><text:p text:style-name="P62"><text:span text:style-name="T65">do text if self.getValueForTemplate('derogation').count(u"au Lotissement")</text:span></text:p></office:annotation><draw:control text:anchor-type="as-char" draw:z-index="42" draw:style-name="gr1" draw:text-style-name="P63" svg:width="0.447cm" svg:height="0.399cm" draw:control="control43"/>au lotissement</text:p>
                </table:table-cell>
                <table:table-cell table:style-name="Tableau5.A1" office:value-type="string">
                  <text:p text:style-name="P37"><office:annotation><dc:creator>Ngaha </dc:creator><dc:date>2015-06-16T10:37:04</dc:date><text:p text:style-name="P62"><text:span text:style-name="T65">do text if not self.getValueForTemplate('derogation').count(u"au R\xe8glement Communal d'Urbanisme")</text:span></text:p></office:annotation><draw:control text:anchor-type="as-char" draw:z-index="36" draw:style-name="gr1" draw:text-style-name="P63" svg:width="0.447cm" svg:height="0.399cm" draw:control="control37"/>au RCU</text:p>
                  <text:p text:style-name="P37"><office:annotation><dc:creator>Ngaha </dc:creator><dc:date>2015-06-16T10:37:48</dc:date><text:p text:style-name="P62"><text:span text:style-name="T65">do text if self.getValueForTemplate('derogation').count(u"au R\xe8glement Communal d'Urbanisme")</text:span></text:p></office:annotation><draw:control text:anchor-type="as-char" draw:z-index="43" draw:style-name="gr1" draw:text-style-name="P63" svg:width="0.447cm" svg:height="0.399cm" draw:control="control44"/>au RCU </text:p>
                </table:table-cell>
                <table:table-cell table:style-name="Tableau5.A1" office:value-type="string">
                  <text:p text:style-name="P37"><office:annotation><dc:creator>Ngaha </dc:creator><dc:date>2015-06-16T10:33:04</dc:date><text:p text:style-name="P62"><text:span text:style-name="T65">do text if not self.getValueForTemplate('derogation').count(u"au R\xe8glement R\xe9gional d'Urbanisme")</text:span></text:p></office:annotation><text:s/><draw:control text:anchor-type="as-char" draw:z-index="35" draw:style-name="gr1" draw:text-style-name="P63" svg:width="0.447cm" svg:height="0.399cm" draw:control="control36"/>au règl. rég. d'urb.</text:p>
                  <text:p text:style-name="P37"><office:annotation><dc:creator>Ngaha </dc:creator><dc:date>2015-06-16T10:33:44</dc:date><text:p text:style-name="P62"><text:span text:style-name="T65">do text if self.getValueForTemplate('derogation').count(u"au R\xe8glement R\xe9gional d'Urbanisme")</text:span></text:p></office:annotation><text:s/><draw:control text:anchor-type="as-char" draw:z-index="44" draw:style-name="gr1" draw:text-style-name="P63" svg:width="0.447cm" svg:height="0.399cm" draw:control="control45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Publicité - enquête</text:p>
          </table:table-cell>
          <table:table-cell table:style-name="Tableau3.B2" table:number-columns-spanned="3" office:value-type="string">
            <text:p text:style-name="P36"><office:annotation><dc:creator>Ngaha </dc:creator><dc:date>2015-06-08T15:34:10</dc:date><text:p text:style-name="P62"><text:span text:style-name="T65">do text if not licence_helper.context.getLastInquiry().investigationStart</text:span></text:p></office:annotation><text:s/><draw:control text:anchor-type="as-char" draw:z-index="130" draw:style-name="gr1" draw:text-style-name="P63" svg:width="0.447cm" svg:height="0.399cm" draw:control="control131"/>oui <text:s/><draw:control text:anchor-type="as-char" draw:z-index="131" draw:style-name="gr1" draw:text-style-name="P63" svg:width="0.447cm" svg:height="0.399cm" draw:control="control132"/>du <text:s text:c="14"/>au <text:s text:c="14"/>Réclamation ? <text:s/><draw:control text:anchor-type="as-char" draw:z-index="132" draw:style-name="gr1" draw:text-style-name="P63" svg:width="0.447cm" svg:height="0.399cm" draw:control="control133"/></text:p>
            <text:p text:style-name="P36"><office:annotation><dc:creator>Ngaha </dc:creator><dc:date>2015-06-08T15:32:55</dc:date><text:p text:style-name="P62"><text:span text:style-name="T65">do text if licence_helper.context.getLastInquiry().investigationStart </text:span></text:p></office:annotation><text:s/><draw:control text:anchor-type="as-char" draw:z-index="133" draw:style-name="gr1" draw:text-style-name="P63" svg:width="0.447cm" svg:height="0.399cm" draw:control="control134"/>oui <text:s/><draw:control text:anchor-type="as-char" draw:z-index="134" draw:style-name="gr1" draw:text-style-name="P63" svg:width="0.447cm" svg:height="0.399cm" draw:control="control135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text:anchor-type="as-char" draw:z-index="135" draw:style-name="gr1" draw:text-style-name="P63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7"><office:annotation><dc:creator>Ngaha </dc:creator><dc:date>2015-06-16T11:25:37</dc:date><text:p text:style-name="P62"><text:span text:style-name="T65">do text if self.getValueForTemplate('roadAdaptation').count(u"Non")</text:span></text:p></office:annotation><draw:control text:anchor-type="as-char" draw:z-index="45" draw:style-name="gr1" draw:text-style-name="P63" svg:width="0.447cm" svg:height="0.399cm" draw:control="control46"/>oui</text:p>
                  <text:p text:style-name="P37"><office:annotation><dc:creator>Ngaha </dc:creator><dc:date>2015-06-16T11:28:48</dc:date><text:p text:style-name="P62"><text:span text:style-name="T65">do text if self.getValueForTemplate('roadAdaptation').count(u"Oui")</text:span></text:p></office:annotation><draw:control text:anchor-type="as-char" draw:z-index="46" draw:style-name="gr1" draw:text-style-name="P63" svg:width="0.447cm" svg:height="0.399cm" draw:control="control47"/>oui</text:p>
                  <text:p text:style-name="P37"><text:span text:style-name="T6">Type de voirie </text:span>: <text:text-input text:description="">self.getValueForTemplate('roadType')</text:text-input><office:annotation><dc:creator>Ngaha </dc:creator><dc:date>2015-06-16T11:43:17</dc:date><text:p text:style-name="P62"><text:span text:style-name="T65">do text if not self.getValueForTemplate('roadType')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39">Équipement de la voirie</text:p>
            <text:p text:style-name="P39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table:number-columns-spanned="2" office:value-type="string">
                  <text:p text:style-name="P37"/>
                </table:table-cell>
                <table:covered-table-cell/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table:number-columns-spanned="3" office:value-type="string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3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5"><text:text-input text:description="Bien-Parcelles">self.getValueForTemplate('solicitOpinionsTo')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39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6"><office:annotation><dc:creator>sde </dc:creator><dc:date>2011-08-04T13:57:24</dc:date><text:p text:style-name="P62"><text:span text:style-name="T68">do row for folderZoneValue in self.getValuesForTemplate('folderZone')</text:span></text:p></office:annotation><draw:control text:anchor-type="as-char" draw:z-index="0" draw:style-name="gr1" draw:text-style-name="P63" svg:width="0.447cm" svg:height="0.399cm" draw:control="control1"/></text:p>
                </table:table-cell>
                <table:table-cell table:style-name="Tableau12.A1" office:value-type="string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3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37"/>
                </table:table-cell>
                <table:table-cell table:style-name="Tableau4.A1" office:value-type="string">
                  <text:p text:style-name="P52"/>
                </table:table-cell>
                <table:table-cell table:style-name="Tableau4.A1" office:value-type="string">
                  <text:p text:style-name="P52"/>
                </table:table-cell>
                <table:table-cell table:style-name="Tableau4.A1" office:value-type="string">
                  <text:p text:style-name="P52"/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3">Etude d'incidence ?</text:p>
          </table:table-cell>
          <table:table-cell table:style-name="Tableau3.B2" table:number-columns-spanned="3" office:value-type="string">
            <text:p text:style-name="P36"><office:annotation><dc:creator>Ngaha </dc:creator><dc:date>2015-06-16T16:27:23</dc:date><text:p text:style-name="P62"><text:span text:style-name="T67">do text if not self.impactStudy</text:span></text:p></office:annotation><draw:control text:anchor-type="as-char" draw:z-index="14" draw:style-name="gr1" draw:text-style-name="P63" svg:width="0.447cm" svg:height="0.399cm" draw:control="control15"/>oui (ne concerne PAS la notice dévaluation préalable des incidences, toujours nécessaire)</text:p>
            <text:p text:style-name="P36"><office:annotation><dc:creator>Ngaha </dc:creator><dc:date>2015-06-16T16:30:24</dc:date><text:p text:style-name="P62"><text:span text:style-name="T65">do text if self.impactStudy</text:span></text:p></office:annotation><draw:control text:anchor-type="as-char" draw:z-index="47" draw:style-name="gr1" draw:text-style-name="P63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6"/>
            <text:p text:style-name="P36"><text:soft-page-break/></text:p>
            <text:p text:style-name="P36"/>
            <text:p text:style-name="P38">(suite au verso : <draw:control text:anchor-type="as-char" draw:z-index="51" draw:style-name="gr1" draw:text-style-name="P63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3">Annexes jointes</text:p>
          </table:table-cell>
          <table:table-cell table:style-name="Tableau3.B17" table:number-columns-spanned="3" office:value-type="string">
            <text:p text:style-name="P37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1">Décision finale du collège</text:p>
          </table:table-cell>
          <table:table-cell table:style-name="Tableau3.B18" table:number-columns-spanned="3" office:value-type="string">
            <text:p text:style-name="P46"><draw:control text:anchor-type="as-char" draw:z-index="15" draw:style-name="gr1" draw:text-style-name="P63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4"/>
      <text:p text:style-name="P41"><text:span text:style-name="Police_20_par_20_défaut"><text:span text:style-name="T30"><text:text-input text:description="">tool.getCityName()</text:text-input></text:span></text:span>, le</text:p>
      <text:p text:style-name="P40"><text:tab/><text:tab/><office:annotation><dc:creator>Gauthier Bastien</dc:creator><dc:date>2011-01-13T14:56:41</dc:date><text:p text:style-name="P62"><text:span text:style-name="T66">do text</text:span></text:p><text:p text:style-name="P62"><text:span text:style-name="T66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14:36.811647456</dc:date>
    <meta:editing-duration>P3DT16H8M50S</meta:editing-duration>
    <meta:editing-cycles>672</meta:editing-cycles>
    <meta:generator>LibreOffice/6.1.5.2$Linux_X86_64 LibreOffice_project/10$Build-2</meta:generator>
    <dc:creator>bleybaert</dc:creator>
    <meta:document-statistic meta:table-count="16" meta:image-count="0" meta:object-count="0" meta:page-count="4" meta:paragraph-count="228" meta:word-count="1222" meta:character-count="8734" meta:non-whitespace-character-count="7377"/>
  </office:meta>
</office:document-meta>
</file>